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48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1_1YR_B07402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Median age -- - Total living in area 1 year ago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Median age -- - Total living in area 1 year ago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Median age -- - Total living in area 1 year ago: - Same house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Median age -- - Total living in area 1 year ago: - Same house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Median age -- - Total living in area 1 year ago: - Moved within same county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Median age -- - Total living in area 1 year ago: - Moved within same county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Median age -- - Total living in area 1 year ago: - Moved to different county within same state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Median age -- - Total living in area 1 year ago: - Moved to different county within same state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Median age -- - Total living in area 1 year ago: - Moved to different state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Median age -- - Total living in area 1 year ago: - Moved to different st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" meta:object-count="0"/>
    <meta:generator>LibreOffice/6.0.7.3$Linux_X86_64 LibreOffice_project/00m0$Build-3</meta:generator>
  </office:meta>
</office:document-meta>
</file>